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stral" svg:font-family="Mistral" style:font-family-generic="roman" style:font-pitch="variable"/>
    <style:font-face style:name="Mistral1" svg:font-family="Mistral" style:font-adornments="Regular" style:font-family-generic="roman" style:font-pitch="variable"/>
    <style:font-face style:name="Mistral2" svg:font-family="Mistral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b883" draw:textarea-horizontal-align="justify" draw:textarea-vertical-align="middle" draw:auto-grow-height="false" fo:min-height="5.409cm" fo:min-width="10.007cm"/>
    </style:style>
    <style:style style:name="P1" style:family="paragraph">
      <style:paragraph-properties fo:text-align="center"/>
    </style:style>
    <style:style style:name="P2" style:family="paragraph">
      <loext:graphic-properties draw:fill-color="#81b88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59cm" svg:height="8.001cm" svg:x="3.413cm" svg:y="8.112cm">
          <text:p text:style-name="P1">SID’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stral" svg:font-family="Mistral" style:font-family-generic="roman" style:font-pitch="variable"/>
    <style:font-face style:name="Mistral1" svg:font-family="Mistral" style:font-adornments="Regular" style:font-family-generic="roman" style:font-pitch="variable"/>
    <style:font-face style:name="Mistral2" svg:font-family="Mistral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3465a4" draw:marker-start-width="0cm" draw:marker-start-center="false" draw:marker-end-width="0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stral2" fo:font-family="Mistral" style:font-style-name="Regular" style:font-family-generic="script" style:font-pitch="variable" fo:font-size="1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2:07.735000000</meta:creation-date>
    <dc:date>2016-11-19T19:16:32.426000000</dc:date>
    <meta:editing-duration>PT3M56S</meta:editing-duration>
    <meta:editing-cycles>2</meta:editing-cycles>
    <meta:generator>LibreOffice/5.1.4.2$Windows_x86 LibreOffice_project/f99d75f39f1c57ebdd7ffc5f42867c12031db97a</meta:generator>
    <meta:document-statistic meta:object-count="1"/>
  </office:meta>
</office:document-meta>
</file>